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fortaa" svg:font-family="Comfortaa, cursive"/>
    <style:font-face style:name="Consolas" svg:font-family="Consolas, Monaco, 'Andale Mono', 'Ubuntu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5pt" officeooo:rsid="00048831" officeooo:paragraph-rsid="00048831" style:font-size-asian="13.1000003814697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ans" fo:font-size="15pt" officeooo:rsid="00048831" officeooo:paragraph-rsid="00048831" style:font-size-asian="13.1000003814697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ans" fo:font-size="15pt" officeooo:rsid="00048831" officeooo:paragraph-rsid="0004ed95" style:font-size-asian="13.1000003814697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officeooo:paragraph-rsid="00069a74"/>
    </style:style>
    <style:style style:name="P5" style:family="paragraph" style:parent-style-name="Preformatted_20_Text">
      <style:paragraph-properties fo:text-align="start" style:justify-single-word="false"/>
      <style:text-properties fo:color="#c9211e" loext:opacity="100%" style:font-name="Liberation Sans" fo:font-size="15pt" officeooo:rsid="00048831" officeooo:paragraph-rsid="0004ed95" style:font-size-asian="13.1000003814697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15pt" officeooo:rsid="0004ed95" officeooo:paragraph-rsid="0004ed95" style:font-size-asian="13.1000003814697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15pt" officeooo:rsid="00069a74" officeooo:paragraph-rsid="00069a74" style:font-size-asian="13.1000003814697pt" style:font-size-complex="15pt"/>
    </style:style>
    <style:style style:name="P8" style:family="paragraph" style:parent-style-name="Preformatted_20_Text">
      <style:paragraph-properties fo:text-align="center" style:justify-single-word="false"/>
      <style:text-properties fo:color="#000000" loext:opacity="100%" style:font-name="Liberation Sans" fo:font-size="15pt" officeooo:rsid="00069a74" officeooo:paragraph-rsid="00069a74" style:font-size-asian="13.1000003814697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color="#ff0000" loext:opacity="100%" style:font-name="Liberation Sans" fo:font-size="15pt" officeooo:rsid="00069a74" officeooo:paragraph-rsid="00069a74" style:font-size-asian="13.1000003814697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0069a74" officeooo:paragraph-rsid="00069a74" style:font-size-asian="13.1000003814697pt" style:font-size-complex="15pt"/>
    </style:style>
    <style:style style:name="P11" style:family="paragraph" style:parent-style-name="Preformatted_20_Text">
      <style:paragraph-properties fo:text-align="center" style:justify-single-word="false"/>
      <style:text-properties fo:font-size="15pt" officeooo:rsid="00069a74" officeooo:paragraph-rsid="00069a74" style:font-size-asian="13.1000003814697pt" style:font-size-complex="15pt"/>
    </style:style>
    <style:style style:name="P12" style:family="paragraph" style:parent-style-name="Preformatted_20_Text">
      <style:text-properties fo:font-size="15pt" officeooo:rsid="00086361" officeooo:paragraph-rsid="00086361" style:font-size-asian="13.1000003814697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officeooo:rsid="00069a74" officeooo:paragraph-rsid="00069a74"/>
    </style:style>
    <style:style style:name="P14" style:family="paragraph" style:parent-style-name="Preformatted_20_Text">
      <style:text-properties officeooo:paragraph-rsid="00086361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4ed95"/>
    </style:style>
    <style:style style:name="T3" style:family="text">
      <style:text-properties fo:font-variant="normal" fo:text-transform="none" fo:color="#f74b5c" loext:opacity="100%" style:font-name="Comfortaa" fo:font-size="6pt" fo:letter-spacing="normal" fo:font-style="normal" fo:font-weight="normal"/>
    </style:style>
    <style:style style:name="T4" style:family="text">
      <style:text-properties officeooo:rsid="0004ed95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background-color="transparent" loext:char-shading-value="0"/>
    </style:style>
    <style:style style:name="T7" style:family="text">
      <style:text-properties fo:color="#ff0000" loext:opacity="100%" officeooo:rsid="00086361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69a74" fo:background-color="transparent" loext:char-shading-value="0"/>
    </style:style>
    <style:style style:name="T10" style:family="text">
      <style:text-properties officeooo:rsid="00086361" fo:background-color="transparent" loext:char-shading-value="0"/>
    </style:style>
    <style:style style:name="T11" style:family="text">
      <style:text-properties fo:color="#000000" loext:opacity="100%" style:font-name="Liberation Sans" fo:font-size="15pt" officeooo:rsid="00069a74" fo:background-color="transparent" loext:char-shading-value="0" style:font-size-asian="13.1000003814697pt" style:font-size-complex="15pt"/>
    </style:style>
    <style:style style:name="T12" style:family="text">
      <style:text-properties fo:font-size="15pt" officeooo:rsid="00086361" fo:background-color="transparent" loext:char-shading-value="0" style:font-size-asian="13.1000003814697pt" style:font-size-complex="15pt"/>
    </style:style>
    <style:style style:name="T13" style:family="text">
      <style:text-properties fo:font-size="15pt" style:font-size-asian="13.1000003814697pt" style:font-size-complex="15pt"/>
    </style:style>
    <style:style style:name="T14" style:family="text">
      <style:text-properties fo:font-size="15pt" officeooo:rsid="00086361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_________Action mailer__________</text:p>
      <text:p text:style-name="P1"/>
      <text:p text:style-name="P2">1 : Ajouter ‘<text:span text:style-name="T1">letter_opener</text:span>’ dans le groupe ‘<text:span text:style-name="T1">developpement</text:span>’ du Gemfile.</text:p>
      <text:p text:style-name="P2"/>
      <text:p text:style-name="P2">2 : Générer un mailer avec :</text:p>
      <text:p text:style-name="P2"><text:tab/>« rails generate mailer UserMailer » (CamelCase)</text:p>
      <text:p text:style-name="P2"/>
      <text:p text:style-name="P2">3 : dans ‘<text:span text:style-name="T5">app/mailer/user_mailer.rb</text:span>’ :</text:p>
      <text:p text:style-name="P2"><text:tab/>configurer le mailer avec :</text:p>
      <text:p text:style-name="P3"><text:tab/><text:tab/></text:p>
      <text:p text:style-name="P3"><text:span text:style-name="T4"><text:tab/></text:span><text:span text:style-name="T2">default from: ‘</text:span><text:a xlink:type="simple" xlink:href="mailto:ton_mail@mail.com" text:style-name="Internet_20_link" text:visited-style-name="Visited_20_Internet_20_Link">ton_mail@mail.com</text:a><text:span text:style-name="T2">’</text:span></text:p>
      <text:p text:style-name="P5"><text:tab/></text:p>
      <text:p text:style-name="P5"><text:tab/><text:span text:style-name="T4">def nom_du_mail(user)</text:span></text:p>
      <text:p text:style-name="P5"><text:tab/><text:tab/></text:p>
      <text:p text:style-name="P5"><text:tab/><text:tab/><text:span text:style-name="T4">@user = user<text:tab/></text:span></text:p>
      <text:p text:style-name="P5"/>
      <text:p text:style-name="P5"><text:tab/><text:tab/><text:span text:style-name="T4">@url = ‘url_de_ton_site’</text:span></text:p>
      <text:p text:style-name="P5"/>
      <text:p text:style-name="P5"><text:tab/><text:tab/><text:span text:style-name="T4">mail(to : @user.email, subject: ‘ton sujet’)</text:span></text:p>
      <text:p text:style-name="P5"/>
      <text:p text:style-name="P5"><text:tab/><text:span text:style-name="T4">end</text:span></text:p>
      <text:p text:style-name="P5"/>
      <text:p text:style-name="P6">4 : faire les views des mails que l’on veut envoyer en <text:span text:style-name="T5">.txt.erb</text:span> et <text:span text:style-name="T6">.html.erb</text:span></text:p>
      <text:p text:style-name="P6"><text:span text:style-name="T8">dans ‘</text:span><text:span text:style-name="T6">app/wiews/user_mailer</text:span><text:span text:style-name="T8">’</text:span></text:p>
      <text:p text:style-name="P6"><text:span text:style-name="T8"/></text:p>
      <text:p text:style-name="P7"><text:span text:style-name="T8">5 : si on veut que l’email s’envoit directement à la création de l’user, il faut utiliser le callback ‘after_create, dans le </text:span><text:span text:style-name="T6">model User.rb </text:span><text:span text:style-name="T8">:</text:span></text:p>
      <text:p text:style-name="P7"><text:span text:style-name="T8"><text:tab/></text:span></text:p>
      <text:p text:style-name="P7"><text:span text:style-name="T8"><text:tab/></text:span><text:span text:style-name="T6">after_create :welcome_send</text:span></text:p>
      <text:p text:style-name="P9"><text:span text:style-name="T8"><text:tab/><text:tab/></text:span></text:p>
      <text:p text:style-name="P9"><text:span text:style-name="T8"><text:tab/>def welcome_send</text:span></text:p>
      <text:p text:style-name="P9"><text:span text:style-name="T8"><text:tab/><text:tab/>UserMailer.nom_du_mail(self).deliver_now</text:span></text:p>
      <text:p text:style-name="P7"><text:span text:style-name="T8"><text:tab/></text:span><text:span text:style-name="T6">end 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8"><text:soft-page-break/><text:span text:style-name="T8">__________CONFIGURER EN DEVELOPPEMENT__________</text:span></text:p>
      <text:p text:style-name="P7"><text:span text:style-name="T8"/></text:p>
      <text:p text:style-name="P7"><text:span text:style-name="T8"/></text:p>
      <text:p text:style-name="P7"><text:span text:style-name="T8">1:Dans ‘</text:span><text:span text:style-name="T6">config/environments/development.rb</text:span><text:span text:style-name="T8">’ :</text:span></text:p>
      <text:p text:style-name="P7"><text:span text:style-name="T8"><text:tab/>ajouter :</text:span></text:p>
      <text:p text:style-name="P4"><text:span text:style-name="T11"><text:tab/><text:tab/>« </text:span>config.action_mailer.delivery_method = :letter_opener <text:span text:style-name="T8">» </text:span><text:span text:style-name="T9">et</text:span></text:p>
      <text:p text:style-name="P4"><text:span text:style-name="T9"><text:s/><text:tab/><text:tab/>«</text:span> config.action_mailer.perform_deliveries = true <text:span text:style-name="T9">»</text:span></text:p>
      <text:p text:style-name="P13"><text:span text:style-name="T9"/></text:p>
      <text:p text:style-name="P10"><text:span text:style-name="T8">2 : tester si l’envoi s’est bien effectué en créant un user dans la console, si oui, le mail s’affichera directement dans la console.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1"><text:span text:style-name="T8">__________CONFIGURER EN PROD__________</text:span></text:p>
      <text:p text:style-name="P11"><text:span text:style-name="T8"/></text:p>
      <text:p text:style-name="P10"><text:span text:style-name="T8">1:Mettre les clé d’API dans le fichier .env (</text:span><text:span text:style-name="T6">ATTENTION A BIEN LE METTRE DANS LE .GITIGNORE</text:span><text:span text:style-name="T8">)</text:span></text:p>
      <text:p text:style-name="P10"><text:span text:style-name="T8">les ajouter comme var dans heroku.</text:span></text:p>
      <text:p text:style-name="P10"><text:span text:style-name="T8"/></text:p>
      <text:p text:style-name="P10"><text:span text:style-name="T8">2 :</text:span><text:span text:style-name="T10">dans ‘</text:span><text:span text:style-name="T7">config/environment.rb </text:span><text:span text:style-name="T10">‘, ajouter ces lignes :</text:span></text:p>
      <text:p text:style-name="P10"><text:span text:style-name="T10"/></text:p>
      <text:p text:style-name="Preformatted_20_Text"><text:span text:style-name="T12"><text:tab/></text:span><text:span text:style-name="Source_20_Text">ActionMailer::Base.smtp_settings = {</text:span></text:p>
      <text:p text:style-name="Preformatted_20_Text"><text:span text:style-name="Source_20_Text"><text:s text:c="2"/>:user_name =&gt; ENV['SENDGRID_LOGIN'],</text:span></text:p>
      <text:p text:style-name="Preformatted_20_Text"><text:span text:style-name="Source_20_Text"><text:s text:c="2"/>:password =&gt; ENV['SENDGRID_PWD'],</text:span></text:p>
      <text:p text:style-name="Preformatted_20_Text"><text:span text:style-name="Source_20_Text"><text:s text:c="2"/>:domain =&gt; 'monsite.fr',</text:span></text:p>
      <text:p text:style-name="Preformatted_20_Text"><text:span text:style-name="Source_20_Text"><text:s text:c="2"/>:address =&gt; 'smtp.sendgrid.net',</text:span></text:p>
      <text:p text:style-name="Preformatted_20_Text"><text:span text:style-name="Source_20_Text"><text:s text:c="2"/>:port =&gt; 587,</text:span></text:p>
      <text:p text:style-name="Preformatted_20_Text"><text:span text:style-name="Source_20_Text"><text:s text:c="2"/>:authentication =&gt; :plain,</text:span></text:p>
      <text:p text:style-name="Preformatted_20_Text"><text:span text:style-name="Source_20_Text"><text:s text:c="2"/>:enable_starttls_auto =&gt; true</text:span></text:p>
      <text:p text:style-name="Preformatted_20_Text"><text:span text:style-name="Source_20_Text">}</text:span></text:p>
      <text:p text:style-name="Preformatted_20_Text"/>
      <text:p text:style-name="Preformatted_20_Text"/>
      <text:p text:style-name="P12">3:dans <text:span text:style-name="T5">config/environment/development.rb </text:span>:</text:p>
      <text:p text:style-name="P12"><text:tab/>enlever la ligne :</text:p>
      <text:p text:style-name="P14"><text:span text:style-name="T14"><text:tab/><text:tab/>«</text:span> config.action_mailer.delivery_method = :letter_opener »</text:p>
      <text:p text:style-name="P14"/>
      <text:p text:style-name="P12">et tester l’envoi de l’email dans la console rails par heroku avec «<text:span text:style-name="T5"> heroku run rails console </text:span>»</text:p>
      <text:p text:style-name="P14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fortaa" svg:font-family="Comfortaa, cursive"/>
    <style:font-face style:name="Consolas" svg:font-family="Consolas, Monaco, 'Andale Mono', 'Ubuntu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0T14:46:01.794000000</dc:date>
    <meta:editing-duration>PT4M31S</meta:editing-duration>
    <meta:editing-cycles>1</meta:editing-cycles>
    <meta:document-statistic meta:table-count="0" meta:image-count="0" meta:object-count="0" meta:page-count="2" meta:paragraph-count="47" meta:word-count="233" meta:character-count="1763" meta:non-whitespace-character-count="1522"/>
    <meta:generator>LibreOffice/7.1.0.3$Windows_X86_64 LibreOffice_project/f6099ecf3d29644b5008cc8f48f42f4a40986e4c</meta:generator>
  </office:meta>
</office:document-meta>
</file>